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8000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&lt;</text:span><text:span text:style-name="T2">UserControl</text:span><text:span text:style-name="T1"> </text:span><text:span text:style-name="T3">x:Class</text:span><text:span text:style-name="T1">=</text:span><text:span text:style-name="T4">"</text:span><text:span text:style-name="T1">Total_Fuel_Replacement.CustomerNameInput</text:span><text:span text:style-name="T4">"</text:span></text:p>
      <text:p text:style-name="P1"><text:span text:style-name="T1"><text:s text:c="13"/></text:span><text:span text:style-name="T3">xmlns</text:span><text:span text:style-name="T1">=</text:span><text:span text:style-name="T4">"</text:span><text:span text:style-name="T1">http://schemas.microsoft.com/winfx/2006/xaml/presentation</text:span><text:span text:style-name="T4">"</text:span></text:p>
      <text:p text:style-name="P1"><text:span text:style-name="T1"><text:s text:c="13"/></text:span><text:span text:style-name="T3">xmlns:x</text:span><text:span text:style-name="T1">=</text:span><text:span text:style-name="T4">"</text:span><text:span text:style-name="T1">http://schemas.microsoft.com/winfx/2006/xaml</text:span><text:span text:style-name="T4">"</text:span></text:p>
      <text:p text:style-name="P1"><text:span text:style-name="T1"><text:s text:c="13"/></text:span><text:span text:style-name="T3">xmlns:mc</text:span><text:span text:style-name="T1">=</text:span><text:span text:style-name="T4">"</text:span><text:span text:style-name="T1">http://schemas.openxmlformats.org/markup-compatibility/2006</text:span><text:span text:style-name="T4">"</text:span><text:span text:style-name="T1"> </text:span></text:p>
      <text:p text:style-name="P1"><text:span text:style-name="T1"><text:s text:c="13"/></text:span><text:span text:style-name="T3">xmlns:d</text:span><text:span text:style-name="T1">=</text:span><text:span text:style-name="T4">"</text:span><text:span text:style-name="T1">http://schemas.microsoft.com/expression/blend/2008</text:span><text:span text:style-name="T4">"</text:span><text:span text:style-name="T1"> </text:span></text:p>
      <text:p text:style-name="P1"><text:span text:style-name="T1"><text:s text:c="13"/></text:span><text:span text:style-name="T3">xmlns:local</text:span><text:span text:style-name="T1">=</text:span><text:span text:style-name="T4">"</text:span><text:span text:style-name="T1">clr-namespace:Total_Fuel_Replacement</text:span><text:span text:style-name="T4">"</text:span></text:p>
      <text:p text:style-name="P1"><text:span text:style-name="T1"><text:s text:c="13"/></text:span><text:span text:style-name="T3">mc:Ignorable</text:span><text:span text:style-name="T1">=</text:span><text:span text:style-name="T4">"</text:span><text:span text:style-name="T1">d</text:span><text:span text:style-name="T4">"</text:span><text:span text:style-name="T1">&gt;</text:span></text:p>
      <text:p text:style-name="P1"><text:span text:style-name="T1"><text:s text:c="4"/>&lt;!--</text:span><text:span text:style-name="T5">d:DesignHeight="450" d:DesignWidth="800"&gt;</text:span><text:span text:style-name="T1">--&gt;</text:span></text:p>
      <text:p text:style-name="P1"><text:span text:style-name="T1"><text:s text:c="4"/>&lt;</text:span><text:span text:style-name="T2">UserControl.Resources</text:span><text:span text:style-name="T1">&gt;</text:span></text:p>
      <text:p text:style-name="P1"><text:span text:style-name="T1"><text:s text:c="8"/>&lt;</text:span><text:span text:style-name="T2">Style</text:span><text:span text:style-name="T1"> </text:span><text:span text:style-name="T3">x:Key</text:span><text:span text:style-name="T1">=</text:span><text:span text:style-name="T4">"</text:span><text:span text:style-name="T1">LabelStyle</text:span><text:span text:style-name="T4">"</text:span><text:span text:style-name="T1"> </text:span><text:span text:style-name="T3">TargetType</text:span><text:span text:style-name="T1">=</text:span><text:span text:style-name="T4">"</text:span><text:span text:style-name="T1">Label</text:span><text:span text:style-name="T4">"</text:span><text:span text:style-name="T1">&gt;</text:span></text:p>
      <text:p text:style-name="P1"><text:span text:style-name="T1"><text:s text:c="12"/>&lt;</text:span><text:span text:style-name="T2">Setter</text:span><text:span text:style-name="T1"> </text:span><text:span text:style-name="T3">Property</text:span><text:span text:style-name="T1">=</text:span><text:span text:style-name="T4">"</text:span><text:span text:style-name="T1">Width</text:span><text:span text:style-name="T4">"</text:span><text:span text:style-name="T1"> </text:span><text:span text:style-name="T3">Value</text:span><text:span text:style-name="T1">=</text:span><text:span text:style-name="T4">"</text:span><text:span text:style-name="T1">50</text:span><text:span text:style-name="T4">"</text:span><text:span text:style-name="T1">/&gt;</text:span></text:p>
      <text:p text:style-name="P1"><text:span text:style-name="T1"><text:s text:c="12"/>&lt;</text:span><text:span text:style-name="T2">Setter</text:span><text:span text:style-name="T1"> </text:span><text:span text:style-name="T3">Property</text:span><text:span text:style-name="T1">=</text:span><text:span text:style-name="T4">"</text:span><text:span text:style-name="T1">Background</text:span><text:span text:style-name="T4">"</text:span><text:span text:style-name="T1"> </text:span><text:span text:style-name="T3">Value</text:span><text:span text:style-name="T1">=</text:span><text:span text:style-name="T4">"</text:span><text:span text:style-name="T1">CadetBlue</text:span><text:span text:style-name="T4">"</text:span><text:span text:style-name="T1">/&gt;</text:span></text:p>
      <text:p text:style-name="P1"><text:span text:style-name="T1"><text:s text:c="8"/>&lt;/</text:span><text:span text:style-name="T2">Style</text:span><text:span text:style-name="T1">&gt;</text:span></text:p>
      <text:p text:style-name="P1"><text:span text:style-name="T1"><text:s text:c="8"/>&lt;</text:span><text:span text:style-name="T2">Style</text:span><text:span text:style-name="T1"> </text:span><text:span text:style-name="T3">x:Key</text:span><text:span text:style-name="T1">=</text:span><text:span text:style-name="T4">"</text:span><text:span text:style-name="T1">TextboxStyle</text:span><text:span text:style-name="T4">"</text:span><text:span text:style-name="T1"> </text:span><text:span text:style-name="T3">TargetType</text:span><text:span text:style-name="T1">=</text:span><text:span text:style-name="T4">"</text:span><text:span text:style-name="T1">TextBox</text:span><text:span text:style-name="T4">"</text:span><text:span text:style-name="T1">&gt;</text:span></text:p>
      <text:p text:style-name="P1"><text:span text:style-name="T1"><text:s text:c="12"/>&lt;</text:span><text:span text:style-name="T2">Setter</text:span><text:span text:style-name="T1"> </text:span><text:span text:style-name="T3">Property</text:span><text:span text:style-name="T1">=</text:span><text:span text:style-name="T4">"</text:span><text:span text:style-name="T1">Width</text:span><text:span text:style-name="T4">"</text:span><text:span text:style-name="T1"> </text:span><text:span text:style-name="T3">Value</text:span><text:span text:style-name="T1">=</text:span><text:span text:style-name="T4">"</text:span><text:span text:style-name="T1">100</text:span><text:span text:style-name="T4">"</text:span><text:span text:style-name="T1">/&gt;</text:span></text:p>
      <text:p text:style-name="P1"><text:span text:style-name="T1"><text:s text:c="12"/>&lt;</text:span><text:span text:style-name="T2">Setter</text:span><text:span text:style-name="T1"> </text:span><text:span text:style-name="T3">Property</text:span><text:span text:style-name="T1">=</text:span><text:span text:style-name="T4">"</text:span><text:span text:style-name="T1">Background</text:span><text:span text:style-name="T4">"</text:span><text:span text:style-name="T1"> </text:span><text:span text:style-name="T3">Value</text:span><text:span text:style-name="T1">=</text:span><text:span text:style-name="T4">"</text:span><text:span text:style-name="T1">Crimson</text:span><text:span text:style-name="T4">"</text:span><text:span text:style-name="T1">/&gt;</text:span></text:p>
      <text:p text:style-name="P1"><text:span text:style-name="T1"><text:s text:c="12"/>&lt;</text:span><text:span text:style-name="T2">Setter</text:span><text:span text:style-name="T1"> </text:span><text:span text:style-name="T3">Property</text:span><text:span text:style-name="T1">=</text:span><text:span text:style-name="T4">"</text:span><text:span text:style-name="T1">Text</text:span><text:span text:style-name="T4">"</text:span><text:span text:style-name="T1"> </text:span><text:span text:style-name="T3">Value</text:span><text:span text:style-name="T1">=</text:span><text:span text:style-name="T4">"</text:span><text:span text:style-name="T1">rfhjgkghjgkghjgkkhjg</text:span><text:span text:style-name="T4">"</text:span><text:span text:style-name="T1">/&gt;</text:span></text:p>
      <text:p text:style-name="P1"><text:span text:style-name="T1"><text:s text:c="8"/>&lt;/</text:span><text:span text:style-name="T2">Style</text:span><text:span text:style-name="T1">&gt;</text:span></text:p>
      <text:p text:style-name="P1"><text:span text:style-name="T1"><text:s text:c="4"/>&lt;/</text:span><text:span text:style-name="T2">UserControl.Resources</text:span><text:span text:style-name="T1">&gt;</text:span></text:p>
      <text:p text:style-name="P1"><text:span text:style-name="T1"><text:s text:c="4"/>&lt;</text:span><text:span text:style-name="T2">StackPanel</text:span><text:span text:style-name="T1">&gt;</text:span></text:p>
      <text:p text:style-name="P1"><text:span text:style-name="T1"><text:s text:c="8"/>&lt;</text:span><text:span text:style-name="T2">StackPanel</text:span><text:span text:style-name="T1"> </text:span><text:span text:style-name="T3">Orientation</text:span><text:span text:style-name="T1">=</text:span><text:span text:style-name="T4">"</text:span><text:span text:style-name="T1">Horizontal</text:span><text:span text:style-name="T4">"</text:span><text:span text:style-name="T1">&gt;</text:span></text:p>
      <text:p text:style-name="P1"><text:span text:style-name="T1"><text:s text:c="12"/>&lt;</text:span><text:span text:style-name="T2">Label</text:span><text:span text:style-name="T1"> </text:span><text:span text:style-name="T3">Content</text:span><text:span text:style-name="T1">=</text:span><text:span text:style-name="T4">"</text:span><text:span text:style-name="T1">First</text:span><text:span text:style-name="T4">"</text:span><text:span text:style-name="T1"> </text:span><text:span text:style-name="T3">Style</text:span><text:span text:style-name="T1">=</text:span><text:span text:style-name="T4">"</text:span><text:span text:style-name="T1">{StaticResource LabelStyle}</text:span><text:span text:style-name="T4">"</text:span><text:span text:style-name="T1">/&gt;</text:span></text:p>
      <text:p text:style-name="P1"><text:span text:style-name="T1"><text:s text:c="12"/>&lt;</text:span><text:span text:style-name="T2">TextBox</text:span><text:span text:style-name="T1"> </text:span><text:span text:style-name="T3">Name</text:span><text:span text:style-name="T1">=</text:span><text:span text:style-name="T4">"</text:span><text:span text:style-name="T1">FirstNameInput</text:span><text:span text:style-name="T4">"</text:span><text:span text:style-name="T1"> </text:span><text:span text:style-name="T3">Style</text:span><text:span text:style-name="T1">=</text:span><text:span text:style-name="T4">"</text:span><text:span text:style-name="T1">{StaticResource TextboxStyle}</text:span><text:span text:style-name="T4">"</text:span><text:span text:style-name="T1">/&gt;</text:span></text:p>
      <text:p text:style-name="P1"><text:span text:style-name="T1"><text:s text:c="8"/>&lt;/</text:span><text:span text:style-name="T2">StackPanel</text:span><text:span text:style-name="T1">&gt;</text:span></text:p>
      <text:p text:style-name="P1"><text:span text:style-name="T1"><text:s text:c="8"/>&lt;</text:span><text:span text:style-name="T2">StackPanel</text:span><text:span text:style-name="T1"> </text:span><text:span text:style-name="T3">Orientation</text:span><text:span text:style-name="T1">=</text:span><text:span text:style-name="T4">"</text:span><text:span text:style-name="T1">Horizontal</text:span><text:span text:style-name="T4">"</text:span><text:span text:style-name="T1">&gt;</text:span></text:p>
      <text:p text:style-name="P1"><text:span text:style-name="T1"><text:s text:c="12"/>&lt;</text:span><text:span text:style-name="T2">Label</text:span><text:span text:style-name="T1"> </text:span><text:span text:style-name="T3">Content</text:span><text:span text:style-name="T1">=</text:span><text:span text:style-name="T4">"</text:span><text:span text:style-name="T1">Middle</text:span><text:span text:style-name="T4">"</text:span><text:span text:style-name="T1"> </text:span><text:span text:style-name="T3">Style</text:span><text:span text:style-name="T1">=</text:span><text:span text:style-name="T4">"</text:span><text:span text:style-name="T1">{StaticResource LabelStyle}</text:span><text:span text:style-name="T4">"</text:span><text:span text:style-name="T1">/&gt;</text:span></text:p>
      <text:p text:style-name="P1"><text:span text:style-name="T1"><text:s text:c="12"/>&lt;</text:span><text:span text:style-name="T2">TextBox</text:span><text:span text:style-name="T1"> </text:span><text:span text:style-name="T3">Name</text:span><text:span text:style-name="T1">=</text:span><text:span text:style-name="T4">"</text:span><text:span text:style-name="T1">MiddleNameInput</text:span><text:span text:style-name="T4">"</text:span><text:span text:style-name="T1"> </text:span><text:span text:style-name="T3">Style</text:span><text:span text:style-name="T1">=</text:span><text:span text:style-name="T4">"</text:span><text:span text:style-name="T1">{StaticResource TextboxStyle}</text:span><text:span text:style-name="T4">"</text:span><text:span text:style-name="T1">/&gt;</text:span></text:p>
      <text:p text:style-name="P1"><text:span text:style-name="T1"><text:s text:c="8"/>&lt;/</text:span><text:span text:style-name="T2">StackPanel</text:span><text:span text:style-name="T1">&gt;</text:span></text:p>
      <text:p text:style-name="P1"><text:span text:style-name="T1"><text:s text:c="8"/>&lt;</text:span><text:span text:style-name="T2">StackPanel</text:span><text:span text:style-name="T1"> </text:span><text:span text:style-name="T3">Orientation</text:span><text:span text:style-name="T1">=</text:span><text:span text:style-name="T4">"</text:span><text:span text:style-name="T1">Horizontal</text:span><text:span text:style-name="T4">"</text:span><text:span text:style-name="T1">&gt;</text:span></text:p>
      <text:p text:style-name="P1"><text:span text:style-name="T1"><text:s text:c="12"/>&lt;</text:span><text:span text:style-name="T2">Label</text:span><text:span text:style-name="T1"> </text:span><text:span text:style-name="T3">Content</text:span><text:span text:style-name="T1">=</text:span><text:span text:style-name="T4">"</text:span><text:span text:style-name="T1">Last</text:span><text:span text:style-name="T4">"</text:span><text:span text:style-name="T1"> </text:span><text:span text:style-name="T3">Style</text:span><text:span text:style-name="T1">=</text:span><text:span text:style-name="T4">"</text:span><text:span text:style-name="T1">{StaticResource LabelStyle}</text:span><text:span text:style-name="T4">"</text:span><text:span text:style-name="T1">/&gt;</text:span></text:p>
      <text:p text:style-name="P1"><text:span text:style-name="T1"><text:s text:c="12"/>&lt;</text:span><text:span text:style-name="T2">TextBox</text:span><text:span text:style-name="T1"> </text:span><text:span text:style-name="T3">Name</text:span><text:span text:style-name="T1">=</text:span><text:span text:style-name="T4">"</text:span><text:span text:style-name="T1">LastNameInput</text:span><text:span text:style-name="T4">"</text:span><text:span text:style-name="T1"> </text:span><text:span text:style-name="T3">Style</text:span><text:span text:style-name="T1">=</text:span><text:span text:style-name="T4">"</text:span><text:span text:style-name="T1">{StaticResource TextboxStyle}</text:span><text:span text:style-name="T4">"</text:span><text:span text:style-name="T1">/&gt;</text:span></text:p>
      <text:p text:style-name="P1"><text:span text:style-name="T1"><text:s text:c="8"/>&lt;/</text:span><text:span text:style-name="T2">StackPanel</text:span><text:span text:style-name="T1">&gt;</text:span></text:p>
      <text:p text:style-name="P1"><text:span text:style-name="T1"><text:s text:c="4"/>&lt;/</text:span><text:span text:style-name="T2">StackPanel</text:span><text:span text:style-name="T1">&gt;</text:span></text:p>
      <text:p text:style-name="P1"><text:span text:style-name="T1">&lt;/</text:span><text:span text:style-name="T2">UserControl</text:span><text:span text:style-name="T1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gel Libucha</meta:initial-creator>
    <meta:creation-date>2018-03-31T13:46:55.98</meta:creation-date>
    <meta:document-statistic meta:table-count="0" meta:image-count="0" meta:object-count="0" meta:page-count="1" meta:paragraph-count="34" meta:word-count="73" meta:character-count="1701"/>
    <dc:date>2018-03-31T13:47:17.20</dc:date>
    <dc:creator>Rigel Libucha</dc:creator>
    <meta:editing-duration>PT21S</meta:editing-duration>
    <meta:editing-cycles>1</meta:editing-cycles>
    <meta:generator>OpenOffice/4.1.5$Win32 OpenOffice.org_project/415m1$Build-9789</meta:generator>
  </office:meta>
</office:document-meta>
</file>